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9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8.71pt"/>
    </style:style>
    <style:style style:name="co4" style:family="table-column">
      <style:table-column-properties fo:break-before="auto" style:column-width="116.56pt"/>
    </style:style>
    <style:style style:name="co5" style:family="table-column">
      <style:table-column-properties fo:break-before="auto" style:column-width="206.84pt"/>
    </style:style>
    <style:style style:name="co6" style:family="table-column">
      <style:table-column-properties fo:break-before="auto" style:column-width="192.95pt"/>
    </style:style>
    <style:style style:name="co7" style:family="table-column">
      <style:table-column-properties fo:break-before="auto" style:column-width="122.7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6.96pt" fo:break-before="auto" style:use-optimal-row-height="true"/>
    </style:style>
    <style:style style:name="ro3" style:family="table-row">
      <style:table-row-properties style:row-height="46.4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8.54pt" fo:break-before="auto" style:use-optimal-row-height="true"/>
    </style:style>
    <style:style style:name="ro6" style:family="table-row">
      <style:table-row-properties style:row-height="47.2pt" fo:break-before="auto" style:use-optimal-row-height="false"/>
    </style:style>
    <style:style style:name="ro7" style:family="table-row">
      <style:table-row-properties style:row-height="35.21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23.95pt" fo:break-before="auto" style:use-optimal-row-height="true"/>
    </style:style>
    <style:style style:name="ro10" style:family="table-row">
      <style:table-row-properties style:row-height="23.84pt" fo:break-before="auto" style:use-optimal-row-height="true"/>
    </style:style>
    <style:style style:name="ro11" style:family="table-row">
      <style:table-row-properties style:row-height="35.04pt" fo:break-before="auto" style:use-optimal-row-height="true"/>
    </style:style>
    <style:style style:name="ro12" style:family="table-row">
      <style:table-row-properties style:row-height="57.71pt" fo:break-before="auto" style:use-optimal-row-height="true"/>
    </style:style>
    <style:style style:name="ro13" style:family="table-row">
      <style:table-row-properties style:row-height="44.96pt" fo:break-before="auto" style:use-optimal-row-height="false"/>
    </style:style>
    <style:style style:name="ro14" style:family="table-row">
      <style:table-row-properties style:row-height="45.69pt" fo:break-before="auto" style:use-optimal-row-height="false"/>
    </style:style>
    <style:style style:name="ro15" style:family="table-row">
      <style:table-row-properties style:row-height="57.46pt" fo:break-before="auto" style:use-optimal-row-height="true"/>
    </style:style>
    <style:style style:name="ro16" style:family="table-row">
      <style:table-row-properties style:row-height="34.44pt" fo:break-before="auto" style:use-optimal-row-height="false"/>
    </style:style>
    <style:style style:name="ro17" style:family="table-row">
      <style:table-row-properties style:row-height="80.19pt" fo:break-before="auto" style:use-optimal-row-height="true"/>
    </style:style>
    <style:style style:name="ro18" style:family="table-row">
      <style:table-row-properties style:row-height="68.66pt" fo:break-before="auto" style:use-optimal-row-height="true"/>
    </style:style>
    <style:style style:name="ro19" style:family="table-row">
      <style:table-row-properties style:row-height="68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ffffb1" fo:wrap-option="wrap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b1" fo:wrap-option="wrap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Bjørnar Luteberget, 2016-04-05, based on <text:a xlink:href="https://trv.jbv.no/" xlink:type="simple">https://trv.jbv.no/</text:a></text:p>
          </table:table-cell>
          <table:table-cell table:style-name="ce2" table:number-columns-repeated="3"/>
          <table:table-cell table:style-name="ce5"/>
          <table:table-cell table:style-name="ce2" table:number-columns-repeated="3"/>
        </table:table-row>
        <table:table-row table:style-name="ro2">
          <table:table-cell table:style-name="ce2" office:value-type="string" calcext:value-type="string">
            <text:p>Phrase class</text:p>
          </table:table-cell>
          <table:table-cell table:style-name="ce2" office:value-type="string" calcext:value-type="string">
            <text:p>Discipline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Statically checkable</text:p>
          </table:table-cell>
          <table:table-cell table:style-name="ce5" office:value-type="string" calcext:value-type="string">
            <text:p>Coverage if relevant</text:p>
          </table:table-cell>
          <table:table-cell table:style-name="ce2" office:value-type="string" calcext:value-type="string">
            <text:p>Original text</text:p>
          </table:table-cell>
          <table:table-cell table:style-name="ce2" office:value-type="string" calcext:value-type="string">
            <text:p>CNL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3">
          <table:table-cell table:style-name="ce3" office:value-type="string" calcext:value-type="string">
            <text:p>Formalia / Meta / Applicability (simple) / Applicability (complex) / Normative / Other</text:p>
          </table:table-cell>
          <table:table-cell table:style-name="ce3" office:value-type="string" calcext:value-type="string">
            <text:p>Track / Signal / Other</text:p>
          </table:table-cell>
          <table:table-cell table:style-name="ce3" office:value-type="string" calcext:value-type="string">
            <text:p>Planning / Construction / Maintenance / Inspection</text:p>
          </table:table-cell>
          <table:table-cell table:style-name="ce3" office:value-type="string" calcext:value-type="string">
            <text:p>Static infrastructure / Low-level infrastructure / Dynamic infrastructure / Other/not relevant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Default"/>
          <table:table-cell/>
        </table:table-row>
        <table:table-row table:style-name="ro5">
          <table:table-cell table:style-name="ce4" office:value-type="string" calcext:value-type="string">
            <text:p>Overbygning/Prosjektering/Sporets trasé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Meta</text:p>
          </table:table-cell>
          <table:table-cell table:number-columns-repeated="4"/>
          <table:table-cell office:value-type="string" calcext:value-type="string">
            <text:p>Kapitlet fastlegger prosjekteringsregler for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eta</text:p>
          </table:table-cell>
          <table:table-cell table:number-columns-repeated="4"/>
          <table:table-cell office:value-type="string" calcext:value-type="string">
            <text:p>kilometrering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Meta</text:p>
          </table:table-cell>
          <table:table-cell table:number-columns-repeated="4"/>
          <table:table-cell office:value-type="string" calcext:value-type="string">
            <text:p>horisontalkurvatur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eta</text:p>
          </table:table-cell>
          <table:table-cell table:number-columns-repeated="4"/>
          <table:table-cell office:value-type="string" calcext:value-type="string">
            <text:p>vertikalkurvatur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eta</text:p>
          </table:table-cell>
          <table:table-cell table:number-columns-repeated="4"/>
          <table:table-cell office:value-type="string" calcext:value-type="string">
            <text:p>tillatt hastighe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eta</text:p>
          </table:table-cell>
          <table:table-cell table:number-columns-repeated="4"/>
          <table:table-cell office:value-type="string" calcext:value-type="string">
            <text:p>sporavstander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pplicability (simple)</text:p>
          </table:table-cell>
          <table:table-cell table:number-columns-repeated="4"/>
          <table:table-cell office:value-type="string" calcext:value-type="string">
            <text:p>Krav som står i tabell i hovedkapitlet er å regne som skal-krav dersom ikke annet er oppgitt.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Other (general reference)</text:p>
          </table:table-cell>
          <table:table-cell table:number-columns-repeated="4"/>
          <table:table-cell office:value-type="string" calcext:value-type="string">
            <text:p>Se forøvrig generelle bestemmelser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ther (general reference)</text:p>
          </table:table-cell>
          <table:table-cell table:number-columns-repeated="4"/>
          <table:table-cell office:value-type="string" calcext:value-type="string">
            <text:p>For prosjektering av nye baner er det "normale krav" som betegner Bane NORs standardkrav.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Applicability (complex)</text:p>
          </table:table-cell>
          <table:table-cell table:number-columns-repeated="4"/>
          <table:table-cell office:value-type="string" calcext:value-type="string">
            <text:p>Unntaksvis kan man likevel tillate en lavere traséstandard for å unngå uforholdsmessig store investeringer. <text:s/>Det er da mulighet for å benytte "minste krav". 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pplicability (complex)</text:p>
          </table:table-cell>
          <table:table-cell table:number-columns-repeated="4"/>
          <table:table-cell office:value-type="string" calcext:value-type="string">
            <text:p>Det er prosjektet (hovedplan) som avgjør om og i tilfelle hvor det er nødvendig å benytte "minste krav". 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Other (“check this”)</text:p>
          </table:table-cell>
          <table:table-cell table:number-columns-repeated="4"/>
          <table:table-cell office:value-type="string" calcext:value-type="string">
            <text:p>Dispensasjon utover "minste krav" må søkes om på samme måte som for skal-krav. 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a) Profil: Profil skal angis i hele meter. </text:p>
          </table:table-cell>
          <table:table-cell office:value-type="string" calcext:value-type="string">
            <text:p>Profil har dimensjon m, angis I m og avrundes til faktor 1</text:p>
          </table:table-cell>
          <table:table-cell/>
        </table:table-row>
        <table:table-row table:style-name="ro11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a) Kilometerangivelse: Kilometer skal angis i km med tre desimaler, det vil si på nærmeste hele meter.</text:p>
          </table:table-cell>
          <table:table-cell office:value-type="string" calcext:value-type="string">
            <text:p>Kilometer har dimensjon m, angis I km og avrundes til faktor 0.001</text:p>
          </table:table-cell>
          <table:table-cell/>
        </table:table-row>
        <table:table-row table:style-name="ro12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b) Kilometerangivelse for objekter: Kilometer for objekter bør bestemmes ved å trekke normalen på bestemmende spors senterlinje og å tilordne samme kilometer for alt langs normale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rmative</text:p>
          </table:table-cell>
          <table:table-cell table:number-columns-repeated="4"/>
          <table:table-cell office:value-type="string" calcext:value-type="string">
            <text:p>c) Felles kilometer: For å forhindre at kilometer oppgis galt i drifts- og avvikssituasjoner skal kilometer være felles når baner ligger i rimelig nærhet til hverandre. 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d) Kilometreringsreferanse: Kilometerverdier skal refereres til bestemmende spor.</text:p>
          </table:table-cell>
          <table:table-cell/>
          <table:table-cell office:value-type="string" calcext:value-type="string">
            <text:p>Only soft relation here…</text:p>
          </table:table-cell>
        </table:table-row>
        <table:table-row table:style-name="ro7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Utførelse: Ved flersporet bane skal normalt utgående hovedspor benyttes som bestemmende spor.</text:p>
          </table:table-cell>
          <table:table-cell office:value-type="string" calcext:value-type="string">
            <text:p>Et bestemmende spor bør være utgående hovedspor.</text:p>
          </table:table-cell>
          <table:table-cell/>
        </table:table-row>
        <table:table-row table:style-name="ro3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Utførelse: Dersom to eller flere baner er parallellført i samme trasé, skal normalt det lengste spor benyttes som det bestemmende spor.</text:p>
          </table:table-cell>
          <table:table-cell/>
          <table:table-cell office:value-type="string" calcext:value-type="string">
            <text:p>Compare two tracks for length</text:p>
          </table:table-cell>
        </table:table-row>
        <table:table-row table:style-name="ro3">
          <table:table-cell office:value-type="string" calcext:value-type="string">
            <text:p>Meta</text:p>
          </table:table-cell>
          <table:table-cell table:number-columns-repeated="4"/>
          <table:table-cell office:value-type="string" calcext:value-type="string">
            <text:p>For skilting av kilometer og trasépunkter, se kilometerskilt (se også underavsnittene), kilometerskilt for tunneler og skilt for trasépunkt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a) Negative kjedebrudd:Negative kjedebrudd bør unngås.</text:p>
          </table:table-cell>
          <table:table-cell office:value-type="string" calcext:value-type="string">
            <text:p>Et kjedebrudd bør ha differanse som er større enn 0m.</text:p>
          </table:table-cell>
          <table:table-cell/>
        </table:table-row>
        <table:table-row table:style-name="ro11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b) Plassering: Kjedebrudd skal plasseres på linjen, det vil si mellom to stasjoners innkjørhovedsignaler.</text:p>
          </table:table-cell>
          <table:table-cell office:value-type="string" calcext:value-type="string">
            <text:p>Et kjedebrudd bør ikke være I stasjon.</text:p>
          </table:table-cell>
          <table:table-cell/>
        </table:table-row>
        <table:table-row table:style-name="ro4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Utførelse: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Bruddet søkes plassert på hel 100-meter, eventuelt hel 10-meter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Bruddet skal ikke plasseres i vertikalkurver eller overgangskurver.</text:p>
          </table:table-cell>
          <table:table-cell office:value-type="string" calcext:value-type="string">
            <text:p>Et kjedebrudd skal ikke være plassert I vertiaklkurve. Et kjedebrudd skal ikke være plassert I overgangskurve.</text:p>
          </table:table-cell>
          <table:table-cell/>
        </table:table-row>
        <table:table-row table:style-name="ro3">
          <table:table-cell office:value-type="string" calcext:value-type="string">
            <text:p>Normative</text:p>
          </table:table-cell>
          <table:table-cell table:number-columns-repeated="2"/>
          <table:table-cell office:value-type="string" calcext:value-type="string">
            <text:p>Not checkable (vague)</text:p>
          </table:table-cell>
          <table:table-cell/>
          <table:table-cell office:value-type="string" calcext:value-type="string">
            <text:p>Der to baner samles uten at det ligger noen stasjon der, legges kjedebruddet ved første passende anledning på Oslo-siden av samlingsstedet.</text:p>
          </table:table-cell>
          <table:table-cell/>
          <table:table-cell table:style-name="Default" office:value-type="string" calcext:value-type="string">
            <text:p>“Passende anledning” is too vague.</text:p>
          </table:table-cell>
        </table:table-row>
        <table:table-row table:style-name="ro13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Der en bane opphører for å samles med en kortere bane (lavere kilometer), søkes bruddet lagt rett foran første sporveksel på stasjonen.</text:p>
          </table:table-cell>
          <table:table-cell/>
          <table:table-cell table:style-name="Default"/>
        </table:table-row>
        <table:table-row table:style-name="ro7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Ved lange tunneler søkes kjedebruddet lagt utenfor tunnelmunningene.</text:p>
          </table:table-cell>
          <table:table-cell office:value-type="string" calcext:value-type="string">
            <text:p>Et kjedebrudd bør ikke være plassert I en tunnel som har lengde som er større enn 500.0m.</text:p>
          </table:table-cell>
          <table:table-cell office:value-type="string" calcext:value-type="string">
            <text:p>Vague “lange tunneler”</text:p>
          </table:table-cell>
        </table:table-row>
        <table:table-row table:style-name="ro3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Bruddet plasseres på et sted der det ikke finnes fundamenter/objekter. Dette for å unngå tvetydige kilometerverdier for samme objekt.</text:p>
          </table:table-cell>
          <table:table-cell office:value-type="string" calcext:value-type="string">
            <text:p>Avstanden fra et punktobjekt til et kjedebrudd bør være større enn 5.0m.</text:p>
          </table:table-cell>
          <table:table-cell/>
        </table:table-row>
        <table:table-row table:style-name="ro9">
          <table:table-cell office:value-type="string" calcext:value-type="string">
            <text:p>Meta</text:p>
          </table:table-cell>
          <table:table-cell table:number-columns-repeated="4"/>
          <table:table-cell office:value-type="string" calcext:value-type="string">
            <text:p>For skilting av kjedebrudd, se kjedebrudd og eksakt kjedebrudd 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ormative</text:p>
          </table:table-cell>
          <table:table-cell table:number-columns-repeated="2"/>
          <table:table-cell office:value-type="string" calcext:value-type="string">
            <text:p>Not checkable (vague)</text:p>
          </table:table-cell>
          <table:table-cell/>
          <table:table-cell office:value-type="string" calcext:value-type="string">
            <text:p>Hastig­hetspr­ofilet bør i størst mulig grad tilpasses hastighet/vei-dia­gram­mene for de raskeste tog.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ther (“check this”)</text:p>
          </table:table-cell>
          <table:table-cell table:number-columns-repeated="4"/>
          <table:table-cell office:value-type="string" calcext:value-type="string">
            <text:p>Det er av den grunn ikke nødvendig at strekningshastig­het kan tillates i ak­selerasjons- og retardasjonsområ­dene nær steder hvor de raskeste tog likevel stopper. 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Normative</text:p>
          </table:table-cell>
          <table:table-cell table:number-columns-repeated="2"/>
          <table:table-cell office:value-type="string" calcext:value-type="string">
            <text:p>Not checkable (vague)</text:p>
          </table:table-cell>
          <table:table-cell/>
          <table:table-cell office:value-type="string" calcext:value-type="string">
            <text:p>Store lokale innsnevringer av profilet for streknings­hastigheten bør unngås.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Meta</text:p>
          </table:table-cell>
          <table:table-cell table:number-columns-repeated="4"/>
          <table:table-cell office:value-type="string" calcext:value-type="string">
            <text:p>a) Minste lengde for avsnitt med konstant krumning: Sirkelkurver og rette avsnitt på linjen skal ha lengde i henhold til Tabell 1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Tabell 1: Minste lengde for avsnitt med konstant krumning Normale krav [m] <text:tab/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Minste krav [m]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0,5 V <text:tab/></text:p>
          </table:table-cell>
          <table:table-cell office:value-type="string" calcext:value-type="string">
            <text:p>Dersom prosjekt har krav normale må en sirkelkurve eller et rettsporsegment ha lengde som er større enn 0.5*v</text:p>
          </table:table-cell>
          <table:table-cell/>
        </table:table-row>
        <table:table-row table:style-name="ro7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0,25 V</text:p>
          </table:table-cell>
          <table:table-cell office:value-type="string" calcext:value-type="string">
            <text:p>Dersom prosjekt har krav minste må en sirkelkurve eller et rettsporsegment ha lengde som er større enn 0.25*v</text:p>
          </table:table-cell>
          <table:table-cell/>
        </table:table-row>
        <table:table-row table:style-name="ro7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Unntak: For linjeoptimalisering mht. krengetog anvendes minste krav der V er krengetogshastigheten.</text:p>
          </table:table-cell>
          <table:table-cell/>
          <table:table-cell office:value-type="string" calcext:value-type="string">
            <text:p>Requires exceptions</text:p>
          </table:table-cell>
        </table:table-row>
        <table:table-row table:style-name="ro3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b) Overhøyde ved lave hastigheter: Ved hastighet mindre enn eller lik 40 km/h skal det ikke legges inn overhøyde.</text:p>
          </table:table-cell>
          <table:table-cell office:value-type="string" calcext:value-type="string">
            <text:p>Dersom et rettsporsegment eller et sirkelkurvesegment har linjehastighet som er mindre enn eller lik 40km/h skal overhøyde være 0mm.</text:p>
          </table:table-cell>
          <table:table-cell/>
        </table:table-row>
        <table:table-row table:style-name="ro3">
          <table:table-cell office:value-type="string" calcext:value-type="string">
            <text:p>Normative</text:p>
          </table:table-cell>
          <table:table-cell table:number-columns-repeated="2"/>
          <table:table-cell office:value-type="string" calcext:value-type="string">
            <text:p>Not checkable (vague)</text:p>
          </table:table-cell>
          <table:table-cell/>
          <table:table-cell office:value-type="string" calcext:value-type="string">
            <text:p>Unntak: Om særskilte forhold tilsier bruk av overhøyde skal denne maksimalt være 60 mm. Unntaket gjelder ikke for oppstillingsspor eller ved sporsperrer.</text:p>
          </table:table-cell>
          <table:table-cell/>
          <table:table-cell office:value-type="string" calcext:value-type="string">
            <text:p>Vague “særskilte forhold”</text:p>
          </table:table-cell>
        </table:table-row>
        <table:table-row table:style-name="ro9">
          <table:table-cell office:value-type="string" calcext:value-type="string">
            <text:p>Meta</text:p>
          </table:table-cell>
          <table:table-cell table:number-columns-repeated="4"/>
          <table:table-cell office:value-type="string" calcext:value-type="string">
            <text:p>Dimensjonerende parametre for traséen er gitt i Tabell 2.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Tabell 2: Dimensjonerende parametre for nye baner og linjeomlegginger <text:tab/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Symbol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Definisjon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Normale krav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Minste krav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a) <text:s text:c="3"/><text:tab/>R_\text{min} <text:tab/>minste radius <text:tab/>250 m <text:tab/></text:p>
          </table:table-cell>
          <table:table-cell office:value-type="string" calcext:value-type="string">
            <text:p>Dersom prosjekt er nybygg eller linjeomlegging og har krav normale så skal et sporsegment har radius <text:s/>som er større enn eller lik 250.0m</text:p>
          </table:table-cell>
          <table:table-cell/>
        </table:table-row>
        <table:table-row table:style-name="ro3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190 m</text:p>
          </table:table-cell>
          <table:table-cell office:value-type="string" calcext:value-type="string">
            <text:p>Dersom prosjekt er nybygg eller linjeomlegging og har krav minste så skal et sporsegment har radius <text:s/>som er større enn eller lik 190.0m</text:p>
          </table:table-cell>
          <table:table-cell/>
        </table:table-row>
        <table:table-row table:style-name="ro9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b) <text:tab/>h_{maks}\, <text:tab/>maksimal verdi for over­hø­yden 1) <text:tab/>150 mm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c) <text:tab/>h_{avsp}\, <text:tab/>grense for over­høy­de pga. av­sporing­sfa­ren ved lave hastig­heter <text:tab/>\tfrac{R-100}{2} mm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d) <text:tab/>\left(\tfrac{\Delta h}{L}\right)_{maks} <text:tab/>grenseverdi for rampestigning <text:tab/>1:400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) <text:tab/>I_{maks}\, <text:tab/>grenseverdi for manglende overhøyde 2) <text:tab/>R ≤ 600: 100 mm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R &gt; 600: 130 m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f) <text:tab/>\left(\tfrac{\mathrm{d}I}{\mathrm{d}t}\right)_{maks} <text:tab/>grenseverdi for variasjon av den manglende overhøyde <text:tab/>50 mm/s (tilsv. ψ = 0,33 m/s3) <text:tab/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70 mm/s (tilsv. ψ = 0,46 m/s3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g) <text:tab/>\left(\tfrac{\mathrm{d}h}{\mathrm{d}t}\right)_{maks} <text:tab/>grenseverdi for rampestignings­hastighet <text:tab/>35 mm/s (tilsv. 1:8 V) <text:tab/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46 mm/s (tilsv. 1:6 V)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h) <text:tab/>E_{maks}\, <text:tab/>grenseverdi for overskudds­overhøyde 3) <text:tab/>70 mm <text:tab/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100 mm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i) <text:tab/>V_g \, <text:tab/>hastighet for de langsomt­gående tog 3) <text:tab/>80 km/h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<text:s text:c="4"/>For rene persontrafikkbaner gjelder hmaks = 160 mm (normale krav) og hmaks = 180 mm (minste krav)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I kurve med kurveveksel gjelder Imaks = 80 mm for R ≤ 600 og Imaks = 100 mm for R &gt; 600.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For rene persontrafikkbaner gjelder ikke kravene h) og i).</text:p>
          </table:table-cell>
          <table:table-cell/>
          <table:table-cell office:value-type="string" calcext:value-type="string">
            <text:p>Requires exceptions</text:p>
          </table:table-cell>
        </table:table-row>
        <table:table-row table:style-name="ro15">
          <table:table-cell office:value-type="string" calcext:value-type="string">
            <text:p>Meta</text:p>
          </table:table-cell>
          <table:table-cell table:number-columns-repeated="4"/>
          <table:table-cell office:value-type="string" calcext:value-type="string">
            <text:p>Vedlegget traseringstabeller for nye baner og linjeomlegginger angir utfra hastighet og radius verdier for h og L som tilfredsstiller kravene ovenfor for baner med blandet trafikk. 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Applicability (complex)</text:p>
          </table:table-cell>
          <table:table-cell table:number-columns-repeated="4"/>
          <table:table-cell office:value-type="string" calcext:value-type="string">
            <text:p>For rene persontrafikkbaner benyttes traseringstabeller for nye persontrafikkbaner. 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Meta</text:p>
          </table:table-cell>
          <table:table-cell table:number-columns-repeated="4"/>
          <table:table-cell office:value-type="string" calcext:value-type="string">
            <text:p>For eksisterende trasé er dimens­jonerende parametre for traséen gitt i Tabell 3. 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Meta</text:p>
          </table:table-cell>
          <table:table-cell table:number-columns-repeated="4"/>
          <table:table-cell office:value-type="string" calcext:value-type="string">
            <text:p><text:s/>Tabell 3: Dimensjonerende parametre for eksisterende baner - konvensjonelt materiell <text:tab/>Symbol <text:tab/>Definisjon <text:tab/>Krav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a) <text:s text:c="3"/><text:tab/>R_\text{min} <text:tab/>minste radius <text:tab/>190 m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b) <text:tab/>h_{maks}\, <text:tab/>maksimal verdi for overhøyde 1) <text:tab/>150 mm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c) <text:tab/>h_{avsp}\, <text:tab/>grense for over­høy­de pga. av­sporing­sfa­ren ved lave hastig­heter <text:tab/>\tfrac{R - 50}{1,5} mm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d) <text:tab/>\left(\tfrac{\Delta h}{L}\right)_{maks} <text:tab/>grenseverdi for rampestig­ning <text:tab/>1:400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) <text:tab/>I_{maks}\, <text:tab/>grenseverdi for manglen­de over­høyde 2)3) <text:tab/>100 mm for R &lt; 29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130 mm for 290 ≤ R ≤ 6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150 mm for R &gt; 6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f) <text:tab/>\left(\tfrac{\mathrm{d} I}{\mathrm{d} t}\right)_{maks} <text:tab/>grenseverdi for variasjon av den manglende over­høyde <text:tab/>80 mm/s (tilsv. ψ = 0,52 m/s3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g) <text:tab/>\left(\tfrac{\mathrm{d}h}{\mathrm{d}t}\right)_{maks} <text:tab/>grenseverdi for rampestign­ings­hastighet <text:tab/>55 mm/s (tilsv. 1:5 V)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h) <text:tab/>E_{maks}\, <text:tab/>grenseverdi for over­skudds­overhøyde <text:tab/>90 mm for R ≤ 6­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110 mm for R &gt; 600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i) <text:tab/>V_g\, <text:tab/>hastighet for de langsomtgående tog <text:tab/>80 km/h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<text:s text:c="4"/>I kurver hvor toget ofte stopper gjelder hmaks = 130 mm. </text:p>
          </table:table-cell>
          <table:table-cell/>
          <table:table-cell office:value-type="string" calcext:value-type="string">
            <text:p>Special purpose area required “hvor toget ofte stopper”</text:p>
          </table:table-cell>
        </table:table-row>
        <table:table-row table:style-name="ro9">
          <table:table-cell office:value-type="string" calcext:value-type="string">
            <text:p>Normative 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ksempelvis ved plattform eller 500 m foran innkjørs- eller blokksignal.</text:p>
          </table:table-cell>
          <table:table-cell/>
          <table:table-cell office:value-type="string" calcext:value-type="string">
            <text:p>“Area should exist”?</text:p>
          </table:table-cell>
        </table:table-row>
        <table:table-row table:style-name="ro9">
          <table:table-cell office:value-type="string" calcext:value-type="string">
            <text:p>Normative 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For overbygningsklasse b gjelder Imaks = 100 mm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rmative 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I kurve med kurveveksel eller på bro uten gjennomgående ballast gjelder Imaks = 100 mm for R ≤ 350 og Imaks = 130 mm for R &gt; 350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pplicability (complex)</text:p>
          </table:table-cell>
          <table:table-cell table:number-columns-repeated="4"/>
          <table:table-cell office:value-type="string" calcext:value-type="string">
            <text:p>For krav om overhøyde ved stasjoner, se Plattformer og spor på stasjoner#Spor mot plattformer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ta</text:p>
          </table:table-cell>
          <table:table-cell table:number-columns-repeated="4"/>
          <table:table-cell office:value-type="string" calcext:value-type="string">
            <text:p>Vedlegget traseringstabeller for eksisterende baner angir utfra hastighet og radius verdier for h og L som tilfredsstiller kravene ovenfor for eksisterende baner med blandet trafikk. 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For bestemte togsett, såkalt plussmateriell, gjelder Tabell 3, med unntak av parametrene gitt i Tabell 4:</text:p>
          </table:table-cell>
          <table:table-cell/>
          <table:table-cell office:value-type="string" calcext:value-type="string">
            <text:p>Scoping</text:p>
          </table:table-cell>
        </table:table-row>
        <table:table-row table:style-name="ro10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Tabell 4: Dimensjonerende parametre for eksisterende baner – plussmateriell '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<text:tab/>Symbol <text:tab/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Definisjon <text:tab/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Krav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a) <text:tab/>I_\text{maks} <text:tab/>grenseverdi for manglen­de over­høyde1) <text:tab/>130 mm for R &lt; 25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(0,6R - 20) mm for 250 ≤ R &lt; 29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153 mm for R ≥ 29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b) <text:tab/>\left(\tfrac{\mathrm{d}I}{\mathrm{d}t}\right)_{maks} <text:tab/>grenseverdi for variasjon av den manglende over­høyde <text:tab/>100 mm/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c) <text:tab/>\left(\tfrac{\mathrm{d}h}{\mathrm{d}t}\right)_{maks} <text:tab/>grenseverdi for rampestign­ings­hastighet <text:tab/>69 mm/s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<text:s text:c="4"/>For overbygningsklasse b gjelder Imaks = 130 mm.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For krengetog gjelder Tabell 3, med unntak av parametrene gitt i Tabell 5.</text:p>
          </table:table-cell>
          <table:table-cell/>
          <table:table-cell office:value-type="string" calcext:value-type="string">
            <text:p>Scoping</text:p>
          </table:table-cell>
        </table:table-row>
        <table:table-row table:style-name="ro10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Tabell 5: Dimensjonerende parametre for eksisterende baner - krengetogsmateriell <text:tab/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Symbol <text:tab/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Definisjon <text:tab/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Krav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a) <text:tab/>I_\text{maks} <text:tab/>grenseverdi for manglen­de over­høyde 1) <text:tab/>160 mm for R &lt; 25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(1,7R - 265) mm for 250 ≤ R ≤ ­3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245 mm for R &gt; 3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b) <text:tab/>\left(\tfrac{\mathrm{d}I}{\mathrm{d}t}\right)_{maks} <text:tab/>grenseverdi for variasjon av den manglende over­høyde <text:tab/>122,5 mm/s (tilsv. ψ = 0,80 m/s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c) <text:tab/>\left(\tfrac{\mathrm{d}h}{\mathrm{d}t}\right)_{maks} <text:tab/>grenseverdi for rampe-stign­ings­hastighet <text:tab/>75 mm/s (tilsv. 1:3.7 V)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For kurve med kurveveksel eller på bro uten gjennomgående ballast skal Imaks ikke overstige 180 mm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For stasjonsspor, sidespor og øvrige spor gjelder parametrene i Tabell 2 (for nye spor) og Tabell 3 (for eksisterende spor) med unntak av parametrene gitt i Tabell 6:</text:p>
          </table:table-cell>
          <table:table-cell/>
          <table:table-cell office:value-type="string" calcext:value-type="string">
            <text:p>Scoping</text:p>
          </table:table-cell>
        </table:table-row>
        <table:table-row table:style-name="ro9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Tabell 6: Dimensjonerende parametre for sidespor og andre spor på stasjoner <text:tab/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Symbol <text:tab/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Definisjon <text:tab/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Normale krav <text:tab/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Minste krav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a) <text:tab/>R_\text{min} <text:tab/>minste radius <text:tab/>190 m <text:tab/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150 m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b) <text:tab/>\left(\tfrac{\Delta h}{L}\right)_\text{maks} <text:tab/>grenseverdi for rampestigning <text:tab/>1:3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c) <text:tab/>\left(\tfrac{\mathrm{d}h}{\mathrm{d}t}\right)_\text{maks} <text:tab/>grenseverdi for rampestign­ings­hastighet <text:tab/>46 mm/s (tilsv. 1:6 V) 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a) Kombinasjonskurver: Kombinasjonskurver bør unngås.</text:p>
          </table:table-cell>
          <table:table-cell office:value-type="string" calcext:value-type="string">
            <text:p>En kurve bør ikke være en kombinasjonskurve</text:p>
          </table:table-cell>
          <table:table-cell/>
        </table:table-row>
        <table:table-row table:style-name="ro10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Det stilles samme traseringskrav for kom­binasjonskurver som for vanlige kurver. </text:p>
          </table:table-cell>
          <table:table-cell/>
          <table:table-cell office:value-type="string" calcext:value-type="string">
            <text:p>Scoping?</text:p>
          </table:table-cell>
        </table:table-row>
        <table:table-row table:style-name="ro10">
          <table:table-cell office:value-type="string" calcext:value-type="string">
            <text:p>Applicability (simple)</text:p>
          </table:table-cell>
          <table:table-cell table:number-columns-repeated="4"/>
          <table:table-cell office:value-type="string" calcext:value-type="string">
            <text:p>Kravene i dette avsnittet gjelder kun for togspor. </text:p>
          </table:table-cell>
          <table:table-cell/>
          <table:table-cell office:value-type="string" calcext:value-type="string">
            <text:p>Scoping</text:p>
          </table:table-cell>
        </table:table-row>
        <table:table-row table:style-name="ro8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<text:s/>a) Maksimalt sprang i manglende overhøyde (ΔImaks): Sprang i manglende overhøyde skal maksimalt være 100 mm for V ≤ 200 km/h,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85 mm for 200 km/h &lt; V ≤ 230 km/h og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25 mm for V &gt; 230 km/h.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Other (“this exists”)</text:p>
          </table:table-cell>
          <table:table-cell table:number-columns-repeated="4"/>
          <table:table-cell office:value-type="string" calcext:value-type="string">
            <text:p>Kombinasjoner av kurver uten overgangskurver kan være (jamfør figur):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Other (“this exists”)</text:p>
          </table:table-cell>
          <table:table-cell table:number-columns-repeated="4"/>
          <table:table-cell office:value-type="string" calcext:value-type="string">
            <text:p>- motsattrettede kurver uten rettlinjet avsnitt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Other (“this exists”)</text:p>
          </table:table-cell>
          <table:table-cell table:number-columns-repeated="4"/>
          <table:table-cell office:value-type="string" calcext:value-type="string">
            <text:p>- ensrettede kurver uten rettlinjet avsnitt 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string" calcext:value-type="string">
            <text:p>- motsattrettede kurver med rettlinjet avsnitt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Other (“this exists”)</text:p>
          </table:table-cell>
          <table:table-cell table:number-columns-repeated="4"/>
          <table:table-cell office:value-type="string" calcext:value-type="string">
            <text:p>- ensrettede kurver med rettlinjet avnsitt 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b) Rettlinjet avsnitt mellom to kurver uten overgangskurver: For å betrakte to sprang i den manglende overhøyden som separate, skal det være et rettlinjet avsnitt (M) mellom kurvene etter følgende regler: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<text:s text:c="8"/>M ≥ 0,1 V [m] for 40 ≤ V &lt; 65 km/h</text:p>
          </table:table-cell>
          <table:table-cell/>
          <table:table-cell office:value-type="string" calcext:value-type="string">
            <text:p>Define “separate” by formulas</text:p>
          </table:table-cell>
        </table:table-row>
        <table:table-row table:style-name="ro9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<text:s text:c="8"/>M ≥ 0,15 V [m] for 65 ≤ V ≤ 100 km/h <text:s text:c="4"/>(4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<text:s text:c="8"/>M ≥ 0,25 V [m] for V &gt; 100 km/h,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4"/>
          <table:table-cell office:value-type="string" calcext:value-type="string">
            <text:p>der V er skiltet hastighet over kurvene. 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Ved pluss-/krengetoghastighet skal den største hastigheten benyttes.</text:p>
          </table:table-cell>
          <table:table-cell/>
          <table:table-cell office:value-type="string" calcext:value-type="string">
            <text:p>Comparison?</text:p>
          </table:table-cell>
        </table:table-row>
        <table:table-row table:style-name="ro8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Ved mindre rettlinjet avsnitt enn M, skal sprangene i overhøyde betraktes som ett: ΔI = I1+I2 ved motsattrettede kurver og ΔI = max{I1,I2} ved ensrettede kurver.</text:p>
          </table:table-cell>
          <table:table-cell table:number-columns-repeated="2"/>
        </table:table-row>
        <table:table-row table:style-name="ro8"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c) Rampestigningshastighet for rampe uten overgangskurve: Overhøyderamper der det ikke er overgangskurve skal ikke ha rampestigningshastighet større enn 46 mm/s.</text:p>
          </table:table-cell>
          <table:table-cell table:number-columns-repeated="2"/>
        </table:table-row>
        <table:table-row table:style-name="ro11"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ye baner skal ikke ha overhøyderamper som ikke sammenfaller med en overgangskurve.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Meta</text:p>
          </table:table-cell>
          <table:table-cell table:number-columns-repeated="4"/>
          <table:table-cell office:value-type="string" calcext:value-type="string">
            <text:p>For å sikre ønsket bufferoverdekning i sirkelkurver som krummer i forskjellig retning, skal det enten velges tilstrekkelig store radier eller det skal anlegges en rettlinje mellom kurvene.</text:p>
          </table:table-cell>
          <table:table-cell/>
          <table:table-cell office:value-type="string" calcext:value-type="string">
            <text:p>Actual normative statements follow</text:p>
          </table:table-cell>
        </table:table-row>
        <table:table-row table:style-name="ro10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Hvis \tfrac{R_1 R_2}{R_1 + R_2} ≥ 120 anlegges ingen rettlinje.</text:p>
          </table:table-cell>
          <table:table-cell/>
          <table:table-cell office:value-type="string" calcext:value-type="string">
            <text:p>Requires relating two following things</text:p>
          </table:table-cell>
        </table:table-row>
        <table:table-row table:style-name="ro12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Hvis 100 ≤ \tfrac{R_1 R_2}{R_1 + R_2} &lt; 120 anlegges en rettlinje på 7 meter i spor som skal trafikkeres av personvogner og ingen rettlinje i spor som bare skal trafikkeres med godsvogner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Hvis \tfrac{R_1 R_2}{R_1 + R_2} &lt; 100 anlegges en rettlinje på 10 meter i spor som skal trafikkeres av personvogner og 7 meter i spor som bare skal trafikkeres med godsvogner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Begge radiene skal større enn eller lik 150 meter. Det antas at radiene er positive i de ovenstående formler.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a) Plassering av sporveksler 1: Sporveksler bør ligge i rette avsnitt. Ved aksellast større enn 25 tonn skal sporveksler ligge i rette avsnitt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b) Plassering av sporveksler 2: Sporveksler skal ikke plasseres i overgangskurver eller i sirkelkurver med større overhøyde enn 100 mm 1)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<text:s text:c="4"/>Unntak: Ved håndbetjent sporveksel til sidespor skal overhøyden ikke overstige 80 mm.</text:p>
          </table:table-cell>
          <table:table-cell/>
          <table:table-cell office:value-type="string" calcext:value-type="string">
            <text:p>Requires exceptions.</text:p>
          </table:table-cell>
        </table:table-row>
        <table:table-row table:style-name="ro10">
          <table:table-cell office:value-type="string" calcext:value-type="string">
            <text:p>Applicability (complex)</text:p>
          </table:table-cell>
          <table:table-cell table:number-columns-repeated="4"/>
          <table:table-cell office:value-type="string" calcext:value-type="string">
            <text:p>For plassering av sporveksler i forhold til bruer gjelder krav i Spor på bruer </text:p>
          </table:table-cell>
          <table:table-cell/>
          <table:table-cell office:value-type="string" calcext:value-type="string">
            <text:p>Reference to other book.</text:p>
          </table:table-cell>
        </table:table-row>
        <table:table-row table:style-name="ro17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<text:s/>c) Avstand mellom sporveksel og overgangskurve/sirkelkurve/bru/sporveksel: Avstanden mellom sporveksel og overgangskurve, sirkelkurve, bru eller annen motstående sporveksel skal ikke være mindre enn avstanden M gitt i Kurver uten overgangskurver, krav b).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M skal imidlertid ikke være kortere enn 6 m.</text:p>
          </table:table-cell>
          <table:table-cell/>
          <table:table-cell office:value-type="string" calcext:value-type="string">
            <text:p>Scoping</text:p>
          </table:table-cell>
        </table:table-row>
        <table:table-row table:style-name="ro9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<text:s text:c="4"/>Unntak: Ved sirkelkurver med lik, ensrettet krumning bortfaller kravet til mellomparti M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<text:s text:c="4"/>Unntak: For sporsløyfer med klotoideveksler bortfaller kravet til mellomparti M.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<text:s text:c="4"/>Utførelse: Avstanden M måles fra stokkskinneskjøt (SS)/bakkant (BK) på sporvekselen til overgangskurvens begynnelse (OB)/ende (OE), bruens start-/sluttpunkt eller sirkelkurvens kurvepunkt (KP)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d) Plassering av sporsløyfer: Sporsløyfer skal plasseres på rettlinje eller i kurver uten overhøyde. 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<text:s/>e) Overhøyderamper til utjevning av falsk overhøyde: Overhøyderamper til utjevning av overhøyden ("falsk overhøyde") bak kurveveksler skal ikke ha større rampestigningshastighet enn 35 mm/s (tilsv. 1:8 V). 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ther (“check this”)</text:p>
          </table:table-cell>
          <table:table-cell table:number-columns-repeated="2"/>
          <table:table-cell office:value-type="string" calcext:value-type="string">
            <text:p>Vague</text:p>
          </table:table-cell>
          <table:table-cell/>
          <table:table-cell office:value-type="string" calcext:value-type="string">
            <text:p><text:s/>Ved små radier kan det i alle tilfeller være nødvendig med en rettlinje jamfør Bufferoverdekning i S-kurve.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Applicability (complex)</text:p>
          </table:table-cell>
          <table:table-cell table:number-columns-repeated="4"/>
          <table:table-cell office:value-type="string" calcext:value-type="string">
            <text:p>For sporveksler i vertikalkurver, se Vertikalkurver.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f) Avstand mellom etterfølgende sporveksler: Dersom bakkant sporveksel (BK) i hovedspor møter en tilstøtende sporveksel i stokkskinneskjøten (SS), skal det legges inn en rettlinje M med lengde som angitt i Tabell 7. 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<text:s/>Tabell 7: Minste rettlinje M mellom bakkant sporveksel (BK) i hovedspor og påfølgende stokkskinneskjøt tgα 1) <text:tab/>M [m]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1:9 <text:tab/>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1:12 <text:tab/>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1:14 <text:tab/>1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1:18,4 <text:tab/>1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1:26,1 <text:tab/>1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eta</text:p>
          </table:table-cell>
          <table:table-cell table:number-columns-repeated="4"/>
          <table:table-cell office:value-type="string" calcext:value-type="string">
            <text:p>1) Henviser til første sporveksel i figur 6. </text:p>
          </table:table-cell>
          <table:table-cell table:number-columns-repeated="2"/>
        </table:table-row>
        <table:table-row table:style-name="ro7">
          <table:table-cell table:number-columns-repeated="5"/>
          <table:table-cell office:value-type="string" calcext:value-type="string">
            <text:p><text:s/>g) Gjennomkjøring av avvikespor: Ved gjennomkjøring av avvikespor skal følgende hastigheter ikke overskrides: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<text:s text:c="4"/>For sporveksel 1:9/ R = 190 m: 35 km/h 1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<text:s text:c="4"/>For sporveksel 1:9/ R = 300 m: 40 km/h 2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<text:s text:c="4"/>For sporveksel 1:12/ R = 500 m: 60 km/h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<text:s text:c="4"/>Unntak: Gjelder ikke driftsbanegårder, skifteområder og andre spor uten persontrafikk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ther (“check this”)</text:p>
          </table:table-cell>
          <table:table-cell table:number-columns-repeated="2"/>
          <table:table-cell office:value-type="string" calcext:value-type="string">
            <text:p>Vague</text:p>
          </table:table-cell>
          <table:table-cell/>
          <table:table-cell office:value-type="string" calcext:value-type="string">
            <text:p><text:s text:c="4"/>Unntak: Ved behov for å øke hastigheten til 50 km/h, skal de lokale tekniske og driftsmessige forhold for hver enkelt sporveksel vurderes spesielt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pplicability (complex)</text:p>
          </table:table-cell>
          <table:table-cell table:number-columns-repeated="4"/>
          <table:table-cell office:value-type="string" calcext:value-type="string">
            <text:p>For alle andre sporveksler uten klotoide gjelder krav a) fra avsnittet Kurver uten overgangskurver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pplicability (complex)</text:p>
          </table:table-cell>
          <table:table-cell table:number-columns-repeated="4"/>
          <table:table-cell office:value-type="string" calcext:value-type="string">
            <text:p>Kontaktledningsanlegget stiller også krav til avstand mellom sporveksler, se Kontaktledning/Prosjektering/Kontaktledningssystemer#Ledningsføring_over_sporveksler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pplicability (complex)</text:p>
          </table:table-cell>
          <table:table-cell table:number-columns-repeated="4"/>
          <table:table-cell office:value-type="string" calcext:value-type="string">
            <text:p>Minste avstand mellom sveiste skjøter kan i noen tilfeller sette begrensninger i hvor nærme hverandre sporveksler kan plasseres. </text:p>
          </table:table-cell>
          <table:table-cell table:number-columns-repeated="2"/>
        </table:table-row>
        <table:table-row table:style-name="ro11"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a) Elementlengder: Alle elementlengder i vertikalkurvaturen i hovedspor skal være minst 20 m. </text:p>
          </table:table-cell>
          <table:table-cell table:number-columns-repeated="2"/>
        </table:table-row>
        <table:table-row table:style-name="ro8"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a) Fall og stigning: For nye baner skal bestemmende og absolutt fall/stigning ikke være større enn som gitt i Tabell 8 og Tabell 9.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Tabell 8: Største bestemmende stigning/fall <text:s text:c="2"/><text:tab/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Største bestemmende stigning/fall [o/oo]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<text:s text:c="2"/>Baner med blandet trafikk <text:tab/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Persontrafikkbaner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rmale krav <text:s/>12,5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style-name="ce7" office:value-type="string" calcext:value-type="string">
            <text:p>Minste krav <text:s/>20^(1) <text:s/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ormative</text:p>
          </table:table-cell>
          <table:table-cell table:number-columns-repeated="2"/>
          <table:table-cell office:value-type="string" calcext:value-type="string">
            <text:p>Vague</text:p>
          </table:table-cell>
          <table:table-cell/>
          <table:table-cell office:value-type="string" calcext:value-type="string">
            <text:p><text:s text:c="4"/>Tillates i en lengde opp til 3 km etter en inngående vurdering av stigningsforholdene på vedkommende banestrekning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Tabell 9: Største absolutte stigning/fall <text:s text:c="2"/><text:tab/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Største absolutte stigning/fall [o/oo]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<text:s text:c="2"/><text:tab/>Baner med blandet trafikk <text:tab/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Persontrafikkbaner <text:tab/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Sidespor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rmale krav <text:s/>2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Minste krav <text:s/>301) <text:s/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<text:s text:c="4"/>For å hindre at et helt godstog blir stående i maksimal stigning tillates ikke stigning over 20 ‰ i sammenhengende lengde på mer enn 300 meter</text:p>
          </table:table-cell>
          <table:table-cell/>
          <table:table-cell office:value-type="string" calcext:value-type="string">
            <text:p>Consecutive length, requires averaging over specified interval</text:p>
          </table:table-cell>
        </table:table-row>
        <table:table-row table:style-name="ro19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<text:s/>b) Forlengelse av eksisterende bane: Når en ny bane driftsmessig betraktes som en forlengelse av en eksisterende bane eller når prosjektet gjelder en linjeomlegging skal bestemmende fall ikke være større enn for den eksisterende bane.</text:p>
          </table:table-cell>
          <table:table-cell/>
          <table:table-cell office:value-type="string" calcext:value-type="string">
            <text:p>Relate to other, complicated</text:p>
          </table:table-cell>
        </table:table-row>
        <table:table-row table:style-name="ro3">
          <table:table-cell office:value-type="string" calcext:value-type="string">
            <text:p>Normative</text:p>
          </table:table-cell>
          <table:table-cell table:number-columns-repeated="2"/>
          <table:table-cell office:value-type="string" calcext:value-type="string">
            <text:p>Vague</text:p>
          </table:table-cell>
          <table:table-cell/>
          <table:table-cell office:value-type="string" calcext:value-type="string">
            <text:p><text:s text:c="4"/>Unntak: Dersom kravet er svært kostbart å gjennomfør skal bestemmende fall velges slik at de forutsatte togtyper kan kjøre i stigning og fall med de tilsiktede hastigheter.</text:p>
          </table:table-cell>
          <table:table-cell/>
          <table:table-cell office:value-type="string" calcext:value-type="string">
            <text:p>“svært kostbart”, vague</text:p>
          </table:table-cell>
        </table:table-row>
        <table:table-row table:style-name="ro3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c) Stasjonsområder: Gjennomsnittlig stigning/fall skal ikke overstige 20 ‰ mellom innkjørshovedsignal og utkjørshovedsignal. For spor mot plattformer er kravene gitt her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d) Stasjoner med samtidig innkjør: På en stasjon med samtidig innkjør skal gjennomsnittlig fall fra utkjørhovedsignal til middel ikke overstige 12,5 ‰. </text:p>
          </table:table-cell>
          <table:table-cell/>
          <table:table-cell office:value-type="string" calcext:value-type="string">
            <text:p>“stasjoner med samtidig innkjør”</text:p>
          </table:table-cell>
        </table:table-row>
        <table:table-row table:style-name="ro18">
          <table:table-cell office:value-type="string" calcext:value-type="string">
            <text:p>Other (“check this”)</text:p>
          </table:table-cell>
          <table:table-cell table:number-columns-repeated="4"/>
          <table:table-cell office:value-type="string" calcext:value-type="string">
            <text:p>I tillegg skal fallet vurderes spesielt med hensyn til om sikkerhetsavstandens lengde er stor nok, se også tabell for sikkerhetsavstander i Signal/Prosjektering/Forriglingsutrustning#Sikkerhetsavstand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Other (“check this”)</text:p>
          </table:table-cell>
          <table:table-cell table:number-columns-repeated="4"/>
          <table:table-cell office:value-type="string" calcext:value-type="string">
            <text:p>e) Forlengelse av krysningsspor: Ved kryssingssporforlengelse skal det tas hensyn til lokale forhold, herunder igangsetting og avbremsing av de tyngste togene på strekningen.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f) Hensettingsspor: Spor der materiell hensettes skal normalt anlegges horisontalt. Største stigning/fall er 2 ‰ (normale krav) og 5 ‰ (minste krav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g) Dekningsgivende objekt: Sidespor skal ha et dekningsgivende objekt som hindrer at rullende materiell kommer inn på sikret områd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<text:s text:c="8"/>Dersom fall mot dekningsgivende objekt overstiger 2 ‰ skal sporveksel eller dobbel avsporingstunge brukes for å gi dekning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<text:s text:c="8"/>Dersom hastigheten i området det gis dekning for er større enn 40 km/h skal sporveksel eller dobbel avsporingstunge brukes for å gi dekning.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<text:s text:c="8"/>I øvrige tilfeller kan sporsperre brukes for å gi dekning.</text:p>
          </table:table-cell>
          <table:table-cell/>
          <table:table-cell office:value-type="string" calcext:value-type="string">
            <text:p>“I øvrige tilfeller”</text:p>
          </table:table-cell>
        </table:table-row>
        <table:table-row table:style-name="ro9">
          <table:table-cell office:value-type="string" calcext:value-type="string">
            <text:p>Meta</text:p>
          </table:table-cell>
          <table:table-cell table:number-columns-repeated="4"/>
          <table:table-cell office:value-type="string" calcext:value-type="string">
            <text:p>For krav til sporsperre, se Sporsperreutrustning - tekniske krav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Meta</text:p>
          </table:table-cell>
          <table:table-cell table:number-columns-repeated="4"/>
          <table:table-cell office:value-type="string" calcext:value-type="string">
            <text:p>For skilting av fall og stigning, se fallviser og stigningsviser.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Applicability (complex)</text:p>
          </table:table-cell>
          <table:table-cell table:number-columns-repeated="4"/>
          <table:table-cell office:value-type="string" calcext:value-type="string">
            <text:p>Se også Trafikkregler for Jernbaneverkets nett, kap. 3 Skifting som stiller krav til stigning/fall der materiell gjensettes og krav til stigning/fall på spor ved plattform i Overbygning/Prosjektering/Plattformer og spor på stasjoner#Spor mot plattformer.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ta</text:p>
          </table:table-cell>
          <table:table-cell table:number-columns-repeated="4"/>
          <table:table-cell office:value-type="string" calcext:value-type="string">
            <text:p>a) Minste vertikalkurveradier: Vertikalkurver (RV) skal ikke være mindre enn som gitt i Tabell 10 for nye baner og Tabell 11 for eksisterende baner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Tabell 10: Krav til vertikalkurver for nye baner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Normale krav <text:tab/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Minste krav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Rv = V2/2,6 [m]</text:p>
          </table:table-cell>
          <table:table-cell office:value-type="string" calcext:value-type="string">
            <text:p>Dersom prosjekt har krav normale må et vertikalkurvesegment ha radius som er mindre enn 4000.0m og mindre enn (v^2/2,6)</text:p>
          </table:table-cell>
          <table:table-cell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Minste Rv = 4000 m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<text:tab/>Rv = V2/3,9 [m]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Minste Rv = 2500 m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<text:s text:c="4"/>Unntak: For sidespor er minste vertikalradius 1500 m (normale krav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) og 500 m (minste krav). 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Det kan dispenseres for kurveradier ned til 250 m under bestemte betingelser vedrørende minste tverrsnitt og bruk av rullende materiell.</text:p>
          </table:table-cell>
          <table:table-cell/>
          <table:table-cell office:value-type="string" calcext:value-type="string">
            <text:p>“Det kan dispenseres for”</text:p>
          </table:table-cell>
        </table:table-row>
        <table:table-row table:style-name="ro9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Tabell 11: Krav til vertikalkurver for eksisterende baner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V ≤ 130 km/h <text:tab/>Rv = 20 V + 500 [m] <text:tab/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V &gt; 130 km/h <text:s text:c="3"/>Rv = 100 V - 10000 [m]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<text:s text:c="4"/>Unntak: I lavbrekk kan Rv = 500 m benyttes uavhengig av hastighet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b) Overgangskurver og sporveksler: Vertikalkurver med radius mindre enn 10000 meter skal ikke falle sammen med overgangskurver eller sporveksler. <text:s/>Mindre enn 10000 meter.</text:p>
          </table:table-cell>
          <table:table-cell table:number-columns-repeated="2"/>
        </table:table-row>
        <table:table-row table:style-name="ro11">
          <table:table-cell table:number-columns-repeated="5"/>
          <table:table-cell office:value-type="string" calcext:value-type="string">
            <text:p>Det skal være en avstand på minst 15 meter1) mellom overgangskurve/sporveksel og vertikalkurve med radius</text:p>
          </table:table-cell>
          <table:table-cell table:number-columns-repeated="2"/>
        </table:table-row>
        <table:table-row table:style-name="ro10">
          <table:table-cell table:number-columns-repeated="3"/>
          <table:table-cell office:value-type="string" calcext:value-type="string">
            <text:p>Vague</text:p>
          </table:table-cell>
          <table:table-cell/>
          <table:table-cell office:value-type="string" calcext:value-type="string">
            <text:p><text:s text:c="4"/>Unntak: For hastigheter mindre enn eller lik 50 km/h kan det tillates kortere avstander.</text:p>
          </table:table-cell>
          <table:table-cell/>
          <table:table-cell office:value-type="string" calcext:value-type="string">
            <text:p>“kan tillates”</text:p>
          </table:table-cell>
        </table:table-row>
        <table:table-row table:style-name="ro8"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<text:s text:c="4"/>Unntak: Ved stigningsendring mindre enn 1 ‰ legges det ikke inn vertikalkurve. Brekkpunktet som oppstår, skal ikke legges til en overgangskurve eller en sporveksel.</text:p>
          </table:table-cell>
          <table:table-cell/>
          <table:table-cell office:value-type="string" calcext:value-type="string">
            <text:p>Requires exceptions</text:p>
          </table:table-cell>
        </table:table-row>
        <table:table-row table:style-name="ro12">
          <table:table-cell office:value-type="string" calcext:value-type="string">
            <text:p>Meta</text:p>
          </table:table-cell>
          <table:table-cell table:number-columns-repeated="4"/>
          <table:table-cell office:value-type="string" calcext:value-type="string">
            <text:p>Maksimalhastigheter for hver overbygningsklasse er beskrevet i Overbygning/Prosjektering/Generelle_tekniske_krav#Overbygningsklasser. Her er også de enkelte overbygningsklasser beskre­vet.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a) Hastighet i kurver: Hastigheten i en kurve skal ikke være større enn: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V = 0,291 \cdot\sqrt{R\left(h +I_{\text{maks}}\right)} <text:s/>[km/h] <text:s text:c="2"/>(5)</text:p>
          </table:table-cell>
          <table:table-cell/>
          <table:table-cell office:value-type="string" calcext:value-type="string">
            <text:p>Formula with many constants</text:p>
          </table:table-cell>
        </table:table-row>
        <table:table-row table:style-name="ro7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<text:s text:c="4"/>Hvis ligning 5 i tilfeller med falsk overhøyde gir lavere verdi enn 20 km/h gjelder V = 20 km/h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b) Hastighet i overgangskurver: Hastigheten i en overgangskurve skal ikke være større enn den minste av hastighetene gitt av rampestignings­hastighet (formel 6) og rykk (formel 7):</text:p>
          </table:table-cell>
          <table:table-cell/>
          <table:table-cell office:value-type="string" calcext:value-type="string">
            <text:p>Min/max function?</text:p>
          </table:table-cell>
        </table:table-row>
        <table:table-row table:style-name="ro9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Største hastighet av hensyn til rampestigningshastighet: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V =\frac{\left(\frac{{\text{d}h}}{\text{d}t}\right)_{\text{maks}}\cdot 3,6\cdot L}{h_2-h_1} <text:s/>[km/h] <text:s text:c="2"/>(6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Største hastighet av hensyn til rykk: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V =\frac{\left(\frac{{\text{d}I}}{\text{d}t}\right)_{\text{maks}}\cdot 3,6\cdot L}{I_2-I_1} <text:s/>[km/h], <text:s text:c="2"/>(7)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der L er overgangskurvens lengde [meter], h1 og h2 er overhøydene [mm] og I1 og I2 er opptredende manglende overhøyde [mm] i sirkelkurvene. Indeks 2 viser alltid til sirkelkurven med minst radius. 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Applicability (complex)</text:p>
          </table:table-cell>
          <table:table-cell table:number-columns-repeated="4"/>
          <table:table-cell office:value-type="string" calcext:value-type="string">
            <text:p>Verdier for Imaks, (dI/dt)maks og (dh/dt)maks er gitt i avsnittene Dimensjonerende parametre - nye baner og linjeomlegginger og Dimensjonerende parametre - eksisterende baner. 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Applicability (complex)</text:p>
          </table:table-cell>
          <table:table-cell table:number-columns-repeated="4"/>
          <table:table-cell office:value-type="string" calcext:value-type="string">
            <text:p>For pluss- og krengetogmateriell på eksisterende baner benyttes Dimensjonerende parametre for plussmateriell og Dimensjonerende_parametre_for_krengetogsmateriell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Applicability (complex)</text:p>
          </table:table-cell>
          <table:table-cell table:number-columns-repeated="4"/>
          <table:table-cell office:value-type="string" calcext:value-type="string">
            <text:p>Største hastighet i sporveksler er gitt i kapittel 7 Sporveksler. Se for øvrig avsnittet om sporveksler og sporforbindelser (dette kap.) vedrørende spesielle bestemmelser for sporveksel 1:9 R190 m og 1:9/R = 300 m. 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pplicability (simple)</text:p>
          </table:table-cell>
          <table:table-cell table:number-columns-repeated="4"/>
          <table:table-cell office:value-type="string" calcext:value-type="string">
            <text:p>Dette avsnittet inneholder ikke krav, kun metoder for å oppfylle kravene gitt i avsnittet kurver uten overgangskurver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Other (non-normative design heuristics)</text:p>
          </table:table-cell>
          <table:table-cell table:number-columns-repeated="4"/>
          <table:table-cell office:value-type="string" calcext:value-type="string">
            <text:p>Rettlinje - sirkelkurve: Hastigheten i sirkelkurve som tilstøter rettlinje beregnes med formel 5 der Imaks ikke overstiger verdien gitt i krav a) i kurver uten overgangskurver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ther (non-normative design heuristics)</text:p>
          </table:table-cell>
          <table:table-cell table:number-columns-repeated="4"/>
          <table:table-cell office:value-type="string" calcext:value-type="string">
            <text:p>Sirkelkurver med felles kurvepunkt: <text:s text:c="3"/>Hastighet i sirkelkurven) beregnes med formel 5 uten noen spesielle restriksjoner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Other (non-normative design heuristics)</text:p>
          </table:table-cell>
          <table:table-cell table:number-columns-repeated="4"/>
          <table:table-cell office:value-type="string" calcext:value-type="string">
            <text:p><text:s text:c="4"/>Ved ensrettede kurver uten mellomliggende rettlinje oppfylles krav a) i kurver uten overgangskurver ved å ikke overstige hastigheten beregnet med formel 8 nedenfor.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Other (non-normative design heuristics)</text:p>
          </table:table-cell>
          <table:table-cell table:number-columns-repeated="4"/>
          <table:table-cell office:value-type="string" calcext:value-type="string">
            <text:p><text:s text:c="4"/>Ved motsattrettede kurver uten mellomliggende rettlinje oppfylles krav a) i kurver uten overgangskurver ved å ikke overstige hastigheten beregnet med formel 9 nedenfor.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Other (non-normative design heuristics)</text:p>
          </table:table-cell>
          <table:table-cell table:number-columns-repeated="4"/>
          <table:table-cell office:value-type="string" calcext:value-type="string">
            <text:p>Sirkelkurver med mellomliggende rettlinje: <text:s text:c="3"/>Dersom lengden av den mellomliggende rettlinjen oppfyller krav b) i kurver uten overgangskurver betraktes sirkelkurvene hver for seg og metoden for Rettlinje - sirkelkurve (ovenfor) benyttes.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ther (non-normative design heuristics)</text:p>
          </table:table-cell>
          <table:table-cell table:number-columns-repeated="4"/>
          <table:table-cell office:value-type="string" calcext:value-type="string">
            <text:p><text:s text:c="4"/>Dersom lengden ikke oppfyller avstandskravet, benyttes metoden for Sirkelkurver med felles kurvepunkt (ovenfor)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ther (non-normative design heuristics)</text:p>
          </table:table-cell>
          <table:table-cell table:number-columns-repeated="4"/>
          <table:table-cell office:value-type="string" calcext:value-type="string">
            <text:p>Det er uheldig dersom ensrettede sirkelkurver har mellomliggende rettlinje mindre enn krav b) i kurver uten overgangskurver. I dette tilfellet er det bedre å ikke ha noen rettlinje.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Other (non-normative design heuristics)</text:p>
          </table:table-cell>
          <table:table-cell table:number-columns-repeated="4"/>
          <table:table-cell office:value-type="string" calcext:value-type="string">
            <text:p>Ved overhøyderampe - alle tilfeller:Hastighet i ramper beregnes med formel 6 der (dh/dt)maks er gitt i avsnittet kurver uten overgangskurver, krav d). Formelen gjelder også ved falsk overhøyde (negativ h benyttes).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Other (non-normative design heuristics)</text:p>
          </table:table-cell>
          <table:table-cell table:number-columns-repeated="4"/>
          <table:table-cell office:value-type="string" calcext:value-type="string">
            <text:p>V = 3\cdot \sqrt{\frac{R_1\cdot R_2}{R_1-R_2}} <text:s/>[km/h] <text:s text:c="2"/>(8)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Other (non-normative design heuristics)</text:p>
          </table:table-cell>
          <table:table-cell table:number-columns-repeated="4"/>
          <table:table-cell office:value-type="string" calcext:value-type="string">
            <text:p>V = 3\cdot \sqrt{\frac{R_1\cdot R_2}{R_1+R_2}} <text:s/>[km/h] <text:s text:c="2"/>(9)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Other (non-normative design heuristics)</text:p>
          </table:table-cell>
          <table:table-cell table:number-columns-repeated="4"/>
          <table:table-cell office:value-type="string" calcext:value-type="string">
            <text:p>I beregningsformlene antas det at begge radiene er positive og R1 &gt; R2. 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Other (non-normative design heuristics)</text:p>
          </table:table-cell>
          <table:table-cell table:number-columns-repeated="4"/>
          <table:table-cell office:value-type="string" calcext:value-type="string">
            <text:p><text:s/>Største tillatte hastighet i høybrekk på grunn av vertikalkurvaturens radius bestem­mes av Tabell 11 (krav a) i avsnitt Vertikalkurver). Omforming av formlene i tabellen gir: V = \frac{R_v}{20}-25 \;\; [km/h] når Rv &lt; 3125 meter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Other (non-normative design heuristics)</text:p>
          </table:table-cell>
          <table:table-cell table:number-columns-repeated="4"/>
          <table:table-cell office:value-type="string" calcext:value-type="string">
            <text:p>V = \frac{R_v}{100}+100 [km/h] når Rv &gt; 3125 meter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Meta</text:p>
          </table:table-cell>
          <table:table-cell table:number-columns-repeated="4"/>
          <table:table-cell office:value-type="string" calcext:value-type="string">
            <text:p>a) Sporavstand på dobbelt- eller flersporede strekninger: Sporavstanden (Sp) på dobbeltsporede eller flersporede strekninger skal ikke være mindre enn som gitt i Tabell 12 og Tabell 13.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Tabell 12: Minste sporavstander1) på linjen, nye baner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Radius [m] <text:tab/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Sp [m]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R &lt; 350 <text:tab/>4,7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350 &lt; R &lt; 500 <text:tab/>4,6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500 &lt; R &lt; 600 <text:tab/>4,6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600 &lt; R &lt; 1000 <text:tab/>4,6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1000 &lt; R &lt; 4000 <text:tab/>4,6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4000 &lt; R &lt; 5000 <text:tab/>4,56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R &gt; 5000 <text:tab/>4,40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Tabell 13: Minste sporavstander1) på linjen, eksisterende baner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Radius [m] <text:tab/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ormalia</text:p>
          </table:table-cell>
          <table:table-cell table:number-columns-repeated="4"/>
          <table:table-cell office:value-type="string" calcext:value-type="string">
            <text:p>Sp [m]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R &lt; 250 <text:tab/>3,95 + 75/R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R ≥ 250 <text:tab/>4,2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string" calcext:value-type="string">
            <text:p>1) Kurveutslag er inkludert i sporavstanden.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Applicability (complex)</text:p>
          </table:table-cell>
          <table:table-cell table:number-columns-repeated="4"/>
          <table:table-cell office:value-type="string" calcext:value-type="string">
            <text:p>For hastigheter mellom 200 og 250 km/h i dobbeltsporet tunnel bestemmes sporavstanden i henhold til Underbygning/Prosjektering og bygging/Profiler og minste tverrsnitt#Normalprofil for tunneler 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Normat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a) Sporavstand på stasjoner: Sporavstanden (Sp) der rullende materiell hensettes og der drifts­oppgaver i forbindelse med det rullende materiell utføres skal være minst 4,70 meter. Det regnes ikke med kurveutslag.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Normative</text:p>
          </table:table-cell>
          <table:table-cell table:number-columns-repeated="2"/>
          <table:table-cell office:value-type="string" calcext:value-type="string">
            <text:p>Vague</text:p>
          </table:table-cell>
          <table:table-cell/>
          <table:table-cell office:value-type="string" calcext:value-type="string">
            <text:p><text:s text:c="4"/>Der det skal tas hensyn til plassering av master, gjerder o.l. er det behov for større sporavstander, jamfør Underbygning/Prosjektering_og_bygging/Profiler_og_minste_tverrsnitt#Master_og_andre_gjenstander_ved_siden_av_sporet.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Normative</text:p>
          </table:table-cell>
          <table:table-cell table:number-columns-repeated="2"/>
          <table:table-cell office:value-type="string" calcext:value-type="string">
            <text:p>Vague</text:p>
          </table:table-cell>
          <table:table-cell/>
          <table:table-cell office:value-type="string" calcext:value-type="string">
            <text:p><text:s text:c="4"/>Der det er to eller flere spor mel­lom to plattformer skal det tas hensyn til mulig­heten for å plassere et gjerde mellom sporene over en lengde av minst 50 m forbi platt­formendene.</text:p>
          </table:table-cell>
          <table:table-cell/>
          <table:table-cell office:value-type="string" calcext:value-type="string">
            <text:p>“ta hensyn til muligheten”</text:p>
          </table:table-cell>
        </table:table-row>
        <table:table-row table:style-name="ro12">
          <table:table-cell office:value-type="string" calcext:value-type="string">
            <text:p>Other (“check this”)</text:p>
          </table:table-cell>
          <table:table-cell table:number-columns-repeated="4"/>
          <table:table-cell office:value-type="string" calcext:value-type="string">
            <text:p><text:s text:c="4"/>Behov for større sporavstander kan også oppstå på grunn av objekter som kabelkanaler, kummer o.l., jamfør Felles_elektro/Prosjektering_og_bygging/Kabellegging_og_kabelkanaler.</text:p>
          </table:table-cell>
          <table:table-cell table:number-columns-repeated="2"/>
        </table:table-row>
        <table:table-row table:style-name="ro4" table:number-rows-repeated="1048292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A28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3:06:00.7157661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09:53:15.351805280</meta:creation-date>
    <dc:date>2017-04-05T15:07:49.889561362</dc:date>
    <meta:editing-duration>PT2H28M43S</meta:editing-duration>
    <meta:editing-cycles>135</meta:editing-cycles>
    <meta:generator>LibreOffice/5.1.4.2$Linux_X86_64 LibreOffice_project/10m0$Build-2</meta:generator>
    <meta:document-statistic meta:table-count="1" meta:cell-count="770" meta:object-count="0"/>
  </office:meta>
</office:document-meta>
</file>